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T2" style:parent-style-name="Standardstycketeckensnitt" style:family="text">
      <style:text-properties style:use-window-font-color="true" fo:font-size="20pt" style:font-size-asian="20pt" style:font-size-complex="20pt"/>
    </style:style>
    <style:style style:name="P3" style:parent-style-name="Ingetavstånd" style:family="paragraph">
      <style:text-properties fo:font-size="14pt" style:font-size-asian="14pt" style:font-size-complex="14pt" fo:language="en" fo:country="US"/>
    </style:style>
    <style:style style:name="P4" style:parent-style-name="Ingetavstånd" style:family="paragraph">
      <style:text-properties fo:font-size="14pt" style:font-size-asian="14pt" style:font-size-complex="14pt" fo:language="en" fo:country="US"/>
    </style:style>
    <style:style style:name="P5" style:parent-style-name="Ingetavstånd" style:family="paragraph">
      <style:text-properties fo:font-size="14pt" style:font-size-asian="14pt" style:font-size-complex="14pt" fo:language="en" fo:country="US"/>
    </style:style>
    <style:style style:name="P6" style:parent-style-name="Ingetavstånd" style:family="paragraph">
      <style:text-properties fo:font-size="14pt" style:font-size-asian="14pt" style:font-size-complex="14pt" fo:language="en" fo:country="US"/>
    </style:style>
    <style:style style:name="P7" style:parent-style-name="Ingetavstånd" style:family="paragraph">
      <style:text-properties fo:font-size="14pt" style:font-size-asian="14pt" style:font-size-complex="14pt" fo:language="en" fo:country="US"/>
    </style:style>
    <style:style style:name="P8" style:parent-style-name="Ingetavstånd" style:family="paragraph">
      <style:text-properties fo:font-size="14pt" style:font-size-asian="14pt" style:font-size-complex="14pt" fo:language="en" fo:country="US"/>
    </style:style>
    <style:style style:name="P9" style:parent-style-name="Ingetavstånd" style:family="paragraph">
      <style:text-properties fo:font-size="14pt" style:font-size-asian="14pt" style:font-size-complex="14pt" fo:language="en" fo:country="US"/>
    </style:style>
    <style:style style:name="P10" style:parent-style-name="Ingetavstånd" style:family="paragraph">
      <style:text-properties fo:font-size="14pt" style:font-size-asian="14pt" style:font-size-complex="14pt" fo:language="en" fo:country="US"/>
    </style:style>
    <style:style style:name="P11" style:parent-style-name="Ingetavstånd" style:family="paragraph">
      <style:text-properties fo:font-size="14pt" style:font-size-asian="14pt" style:font-size-complex="14pt" fo:language="en" fo:country="US"/>
    </style:style>
    <style:style style:name="P12" style:parent-style-name="Ingetavstånd" style:family="paragraph">
      <style:text-properties fo:font-size="14pt" style:font-size-asian="14pt" style:font-size-complex="14pt" fo:language="en" fo:country="US"/>
    </style:style>
    <style:style style:name="P13" style:parent-style-name="Ingetavstånd" style:family="paragraph">
      <style:text-properties fo:font-size="14pt" style:font-size-asian="14pt" style:font-size-complex="14pt" fo:language="en" fo:country="US"/>
    </style:style>
    <style:style style:name="P14" style:parent-style-name="Ingetavstånd" style:family="paragraph">
      <style:text-properties fo:font-size="14pt" style:font-size-asian="14pt" style:font-size-complex="14pt" fo:language="en" fo:country="US"/>
    </style:style>
    <style:style style:name="P15" style:parent-style-name="Ingetavstånd" style:family="paragraph">
      <style:text-properties fo:font-size="14pt" style:font-size-asian="14pt" style:font-size-complex="14pt" fo:language="en" fo:country="US"/>
    </style:style>
    <style:style style:name="P16" style:parent-style-name="Ingetavstånd" style:family="paragraph">
      <style:text-properties fo:font-size="14pt" style:font-size-asian="14pt" style:font-size-complex="14pt" fo:language="en" fo:country="US"/>
    </style:style>
    <style:style style:name="P17" style:parent-style-name="Ingetavstånd" style:family="paragraph">
      <style:text-properties fo:font-size="14pt" style:font-size-asian="14pt" style:font-size-complex="14pt" fo:language="en" fo:country="US"/>
    </style:style>
    <style:style style:name="P18" style:parent-style-name="Ingetavstånd" style:family="paragraph"/>
    <style:style style:name="T19" style:parent-style-name="Standardstycketeckensnitt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h text:style-name="P1" text:outline-level="1"><text:span text:style-name="T2">Shoden</text:span></text:h>
      <text:p text:style-name="Normal"/>
      <text:p text:style-name="Normal"/>
      <text:list text:style-name="LFO1" text:continue-numbering="true">
        <text:list-item>
          <text:p text:style-name="P3">Standing</text:p>
        </text:list-item>
        <text:list-item>
          <text:p text:style-name="P4">Sitting seiza</text:p>
        </text:list-item>
        <text:list-item>
          <text:p text:style-name="P5">Sitting cross legged (Agura)</text:p>
        </text:list-item>
        <text:list-item>
          <text:p text:style-name="P6">Putting out one hand (palm facing down)</text:p>
        </text:list-item>
        <text:list-item>
          <text:p text:style-name="P7">Standing with one foot and one arm forward</text:p>
        </text:list-item>
        <text:list-item>
          <text:p text:style-name="P8">Standing with one foot forward</text:p>
        </text:list-item>
        <text:list-item>
          <text:p text:style-name="P9">Standing<text:s/>on one foot and putting out one hand</text:p>
        </text:list-item>
        <text:list-item>
          <text:p text:style-name="P10">Standing up and sitting down in seiza</text:p>
        </text:list-item>
        <text:list-item>
          <text:p text:style-name="P11">Leaning backward on a partner</text:p>
        </text:list-item>
        <text:list-item>
          <text:p text:style-name="P12">Bending forward leaning on a partner</text:p>
        </text:list-item>
        <text:list-item>
          <text:p text:style-name="P13">Unraisable body</text:p>
        </text:list-item>
        <text:list-item>
          <text:p text:style-name="P14">Walking forward, while being held from behind</text:p>
        </text:list-item>
        <text:list-item>
          <text:p text:style-name="P15">Sitting cross legged (Agura) while being pushed</text:p>
        </text:list-item>
        <text:list-item>
          <text:p text:style-name="P16">Swinging both hands up</text:p>
        </text:list-item>
        <text:list-item>
          <text:p text:style-name="P17">Breathing exercise (Kokyuho)</text:p>
        </text:list-item>
        <text:list-item>
          <text:p text:style-name="P18"><text:span text:style-name="T19">Kenkotaiso (Health exercise) – Examinee must count with the correct rhythm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apple-style-span" style:display-name="apple-style-span" style:family="text" style:parent-style-name="Standardstycketeckensnit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Normal">Hämtat från ki-aikido.se 2011-12-0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 Pettersson</meta:initial-creator>
    <dc:creator>Johan Pettersson</dc:creator>
    <meta:creation-date>2011-12-03T22:33:00Z</meta:creation-date>
    <dc:date>2011-12-04T08:23:00Z</dc:date>
    <meta:print-date>2011-12-04T08:19:00Z</meta:print-date>
    <meta:template xlink:href="Normal" xlink:type="simple"/>
    <meta:editing-cycles>5</meta:editing-cycles>
    <meta:editing-duration>PT420S</meta:editing-duration>
    <meta:document-statistic meta:page-count="1" meta:paragraph-count="1" meta:word-count="89" meta:character-count="562" meta:row-count="3" meta:non-whitespace-character-count="474"/>
  </office:meta>
</office:document-meta>
</file>